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3a04" officeooo:paragraph-rsid="001b3a04"/>
    </style:style>
    <style:style style:name="P2" style:family="paragraph" style:parent-style-name="Standard">
      <style:text-properties fo:font-weight="bold" officeooo:rsid="001b3a04" officeooo:paragraph-rsid="001b3a04" style:font-weight-asian="bold" style:font-weight-complex="bold"/>
    </style:style>
    <style:style style:name="P3" style:family="paragraph" style:parent-style-name="Standard">
      <style:text-properties fo:font-weight="bold" officeooo:rsid="001ea806" officeooo:paragraph-rsid="001ea806" style:font-weight-asian="bold" style:font-weight-complex="bold"/>
    </style:style>
    <style:style style:name="P4" style:family="paragraph" style:parent-style-name="Standard">
      <style:text-properties fo:font-weight="bold" officeooo:rsid="002141af" officeooo:paragraph-rsid="002141af" style:font-weight-asian="bold" style:font-weight-complex="bold"/>
    </style:style>
    <style:style style:name="P5" style:family="paragraph" style:parent-style-name="Standard">
      <style:text-properties officeooo:rsid="001df701" officeooo:paragraph-rsid="001df701"/>
    </style:style>
    <style:style style:name="P6" style:family="paragraph" style:parent-style-name="Standard">
      <style:text-properties officeooo:rsid="001ea806" officeooo:paragraph-rsid="001ea806"/>
    </style:style>
    <style:style style:name="P7" style:family="paragraph" style:parent-style-name="Standard">
      <style:text-properties officeooo:rsid="001f8f14" officeooo:paragraph-rsid="001f8f14"/>
    </style:style>
    <style:style style:name="P8" style:family="paragraph" style:parent-style-name="Standard">
      <style:text-properties officeooo:rsid="002141af" officeooo:paragraph-rsid="002141af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df701" officeooo:paragraph-rsid="001b3a04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ea806" officeooo:paragraph-rsid="001df701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f8f14" officeooo:paragraph-rsid="001ea8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 Cours Python – Maya 1 : les bases</text:p>
      <text:p text:style-name="P1"/>
      <text:p text:style-name="P1"># Importation des commandes Maya en Python</text:p>
      <text:p text:style-name="P1">import maya.cmds as cmds</text:p>
      <text:p text:style-name="P1"># Création d'une sphère de rayon 20 et subdiv X = 10, y =15</text:p>
      <text:p text:style-name="P1">cmds.polySphere(sx=10, sy=15, r=20)</text:p>
      <text:p text:style-name="P1"># Création d'une sphère de base (sans paramètres)</text:p>
      <text:p text:style-name="P1">cmds.polySphere()</text:p>
      <text:p text:style-name="P1"/>
      <text:p text:style-name="P9"/>
      <text:p text:style-name="P5"/>
      <text:p text:style-name="P5"># Création d'une sphère de base (sans paramètres)</text:p>
      <text:p text:style-name="P5">cmds.polySphere()</text:p>
      <text:p text:style-name="P5"># Création d'un cube de base</text:p>
      <text:p text:style-name="P5">cmds.polyCube()</text:p>
      <text:p text:style-name="P5"># Déplacement de la sphère à la position (0,3,0)</text:p>
      <text:p text:style-name="P5">cmds.move( 0, 3, 0 , "pSphere1")</text:p>
      <text:p text:style-name="P10"/>
      <text:p text:style-name="P6"/>
      <text:p text:style-name="P3"># Exercice n1 : Faire une colonne </text:p>
      <text:p text:style-name="P6"># Astuce : penser à nommer vos objets</text:p>
      <text:p text:style-name="P6">cmds.polyCube(name="HautdeColonne")</text:p>
      <text:p text:style-name="P11"/>
      <text:p text:style-name="P7"/>
      <text:p text:style-name="P4">TP 1 : Faire un Temple Grec</text:p>
      <text:p text:style-name="P8">(ou plus complexe pour ceux qui le souhaitent)</text:p>
      <text:p text:style-name="P8">Commandes nécessaires</text:p>
      <text:p text:style-name="P8">polyCube()</text:p>
      <text:p text:style-name="P8">polyCylinder()</text:p>
      <text:p text:style-name="P8">move()</text:p>
      <text:p text:style-name="P8"/>
      <text:p text:style-name="P8">A rendre sur le FTP / Transfert / Python / TP 1 Temple</text:p>
      <text:p text:style-name="P8"/>
      <text:p text:style-name="P8"/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0:55:24.831000000</meta:creation-date>
    <dc:date>2020-10-05T12:00:10.172000000</dc:date>
    <meta:editing-duration>PT1H4M41S</meta:editing-duration>
    <meta:editing-cycles>6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23" meta:word-count="125" meta:character-count="734" meta:non-whitespace-character-count="630"/>
  </office:meta>
</office:document-meta>
</file>